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38c34b" officeooo:paragraph-rsid="0038c34b"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8c34b" officeooo:paragraph-rsid="0038c34b" style:font-size-asian="9.60000038146973pt" style:font-weight-asian="normal" style:font-size-complex="11pt" style:font-weight-complex="normal"/>
    </style:style>
    <style:style style:name="P6" style:family="paragraph" style:parent-style-name="Standard" style:list-style-name="L2">
      <style:paragraph-properties fo:text-align="justify" style:justify-single-word="false"/>
      <style:text-properties fo:font-size="11pt" fo:language="es" fo:country="AR" style:text-underline-style="none" fo:font-weight="normal" officeooo:rsid="0061326f" officeooo:paragraph-rsid="0061326f" style:font-size-asian="9.60000038146973pt" style:font-weight-asian="normal" style:font-size-complex="11pt" style:font-weight-complex="normal"/>
    </style:style>
    <style:style style:name="P7" style:family="paragraph" style:parent-style-name="Standard" style:list-style-name="L2">
      <style:paragraph-properties fo:text-align="justify" style:justify-single-word="false"/>
      <style:text-properties fo:font-size="11pt" fo:language="es" fo:country="AR" style:text-underline-style="none" fo:font-weight="normal" officeooo:rsid="00617480" officeooo:paragraph-rsid="00617480"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617480" officeooo:paragraph-rsid="00617480"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63850f" officeooo:paragraph-rsid="0063850f"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language="es" fo:country="AR" style:text-underline-style="none" fo:font-weight="normal" officeooo:rsid="0063850f" officeooo:paragraph-rsid="0068b6d8"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433de3"/>
    </style:style>
    <style:style style:name="T3" style:family="text">
      <style:text-properties style:use-window-font-color="true"/>
    </style:style>
    <style:style style:name="T4" style:family="text">
      <style:text-properties style:use-window-font-color="true" officeooo:rsid="00433de3"/>
    </style:style>
    <style:style style:name="T5" style:family="text">
      <style:text-properties style:use-window-font-color="true" officeooo:rsid="00674ef0"/>
    </style:style>
    <style:style style:name="T6" style:family="text">
      <style:text-properties style:use-window-font-color="true" officeooo:rsid="006817a1"/>
    </style:style>
    <style:style style:name="T7" style:family="text">
      <style:text-properties style:use-window-font-color="true" officeooo:rsid="0068b6d8"/>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 <text:span text:style-name="T2">13</text:span>.<text:span text:style-name="T1">1</text:span></text:p>
      <text:p text:style-name="P4"/>
      <text:p text:style-name="P5"><text:span text:style-name="T4">1)</text:span></text:p>
      <text:list xml:id="list413478568658351491" text:style-name="L2">
        <text:list-item>
          <text:p text:style-name="P6"><text:span text:style-name="T4">E</text:span><text:span text:style-name="T3">l dispositivo fuente necesita iniciar una transacción</text:span></text:p>
        </text:list-item>
        <text:list-item>
          <text:p text:style-name="P6"><text:span text:style-name="T3">El dispositivo destino es consultado para realizar la transacción</text:span></text:p>
        </text:list-item>
        <text:list-item>
          <text:p text:style-name="P6"><text:span text:style-name="T3">Se establece la conexión y se intercambian los datos</text:span></text:p>
        </text:list-item>
        <text:list-item>
          <text:p text:style-name="P6"><text:span text:style-name="T3">El dispositivo fuente indica que ya terminó de enviar datos y culminan la comunicación</text:span></text:p>
        </text:list-item>
        <text:list-item>
          <text:p text:style-name="P6"><text:span text:style-name="T3">Se procede a liberar el canal para una nueva transacción</text:span></text:p>
        </text:list-item>
        <text:list-item>
          <text:p text:style-name="P6"><text:span text:style-name="T3">Canal liberado y listo para volver a ocuparse</text:span></text:p>
        </text:list-item>
        <text:list-item>
          <text:p text:style-name="P6"><text:span text:style-name="T3">El dispositivo fuente pide usar el canal pero se encuentra ocupado, enviándose a un estado de espera para que luego de ese intervalo vuelva a consultar</text:span></text:p>
        </text:list-item>
        <text:list-item>
          <text:p text:style-name="P7"><text:span text:style-name="T3">Al dispositivo fuente se le asigna el canal pero el dispositivo destino está ocupado, desocupando el canal y esperando par volver a consultar</text:span></text:p>
        </text:list-item>
        <text:list-item>
          <text:p text:style-name="P7"><text:span text:style-name="T3">El dispositivo destino no está disponible para recibir datos y se termina la conexión directamente</text:span></text:p>
        </text:list-item>
        <text:list-item>
          <text:p text:style-name="P7"><text:span text:style-name="T3">Se genera una espera para poder permitir la transacción de información extra si es que el estado de los dispositivos lo necesitan, en caso de no necesitarlo en ese lapso de tiempo se procede a 11</text:span></text:p>
        </text:list-item>
        <text:list-item>
          <text:p text:style-name="P7"><text:span text:style-name="T3">Se termina la conexión luego de terminar el tiempo de Idle para transferir datos extra</text:span></text:p>
        </text:list-item>
        <text:list-item>
          <text:p text:style-name="P7"><text:span text:style-name="T3">En caso de algún inconveniente se procede a la liberación de canal forzada, es decir, no controlada</text:span></text:p>
        </text:list-item>
      </text:list>
      <text:p text:style-name="P8"><text:span text:style-name="T3"/></text:p>
      <text:p text:style-name="P9"><text:span text:style-name="T3"><text:tab/>2) Para memoria de instrucciones se utilizan SRAM de alta velocidad (más rápida que la DRAM) ya que el sistema operativo debe acceder a la misma todo el tiempo buscando los mismos datos o instrucciones.</text:span></text:p>
      <text:p text:style-name="P9"><text:span text:style-name="T3"><text:tab/>Para memoria de datos se utiliza la SRAM convencional ya que los datos serán estáticos, o por lo menos con modificaciones mucho más lentas.</text:span></text:p>
      <text:p text:style-name="P9"><text:span text:style-name="T3"><text:tab/></text:span><text:span text:style-name="T5">El compilador debe analizar similitudes de ejecución (como bloques secuenciales similares o un loop) para accederlo de manera más rápida por localidad temporal.</text:span></text:p>
      <text:p text:style-name="P9"><text:span text:style-name="T5"/></text:p>
      <text:p text:style-name="P10"><text:span text:style-name="T5"><text:tab/></text:span><text:span text:style-name="T6">3) </text:span><text:span text:style-name="T7">MMU permite una optimización en el uso de la Caché ya que va manteniendo en su TLB (Translation Lookaside Buffer) las últimas instrucciones y datos utilizados para generar un link de localidad temporal entre la dirección lógica de la instrucción a la dirección física en la memoria Cach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10-22T15:01:28.492952541</dc:date>
    <meta:editing-duration>PT14H6M41S</meta:editing-duration>
    <meta:editing-cycles>84</meta:editing-cycles>
    <meta:document-statistic meta:table-count="0" meta:image-count="0" meta:object-count="0" meta:page-count="1" meta:paragraph-count="20" meta:word-count="347" meta:character-count="2079" meta:non-whitespace-character-count="1718"/>
  </office:meta>
</office:document-meta>
</file>